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5809" officeooo:paragraph-rsid="00055809"/>
    </style:style>
    <style:style style:name="P2" style:family="paragraph" style:parent-style-name="Standard">
      <style:paragraph-properties fo:text-align="center" style:justify-single-word="false"/>
      <style:text-properties officeooo:rsid="00055809" officeooo:paragraph-rsid="00055809"/>
    </style:style>
    <style:style style:name="P3" style:family="paragraph" style:parent-style-name="Standard">
      <style:paragraph-properties fo:text-align="start" style:justify-single-word="false"/>
      <style:text-properties officeooo:rsid="00055809" officeooo:paragraph-rsid="00055809"/>
    </style:style>
    <style:style style:name="P4" style:family="paragraph" style:parent-style-name="Standard">
      <style:paragraph-properties fo:text-align="start" style:justify-single-word="false"/>
      <style:text-properties officeooo:rsid="0006acfe" officeooo:paragraph-rsid="00055809"/>
    </style:style>
    <style:style style:name="T1" style:family="text">
      <style:text-properties officeooo:rsid="000570b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gham Michaelie</text:p>
      <text:p text:style-name="P1">A00364835</text:p>
      <text:p text:style-name="P1">10 February 2017</text:p>
      <text:p text:style-name="P2">Parallel Search and Sort</text:p>
      <text:p text:style-name="P3"/>
      <text:p text:style-name="P3">This project was very informative. <text:s/>It showed that while you can search and sort in parallel, the gains are minimal if anything. <text:s/>Most of the time my parallel search algorithm was slower than std::search,</text:p>
      <text:p text:style-name="P3">there were a few times I could beat the time, but it was so close that it really didn’t matter. <text:s/>For the std::sort however that was a different story. <text:s/>There was no way I could beat it. <text:s/>It is just very fast and efficient. <text:s/>The main take away lesson is to used std::search and std::sort, as they are both very fast, and consume minimal resources. <text:s/></text:p>
      <text:p text:style-name="P3"/>
      <text:p text:style-name="P3">Enough of that, now its time for pretty graphs. <text:s/><text:span text:style-name="T1">When applicable the Graphs show data for the 1,000,000 size. <text:s/>Just so that I could keep this report to one page. <text:s/>Also all the vectors used were seeded with random values, using rand();</text:span></text:p>
      <text:p text:style-name="P3"/>
      <text:p text:style-name="P4"/>
      <text:p text:style-name="P4"><draw:frame draw:style-name="fr1" draw:name="Object1" text:anchor-type="paragraph" svg:width="6.2902in" svg:height="3.1016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paragraph" svg:x="-0.3134in" svg:y="3.1945in" svg:width="3.9898in" svg:height="2.322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paragraph" svg:x="3.6756in" svg:y="3.1008in" svg:width="3.4484in" svg:height="2.457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2:48:52.098000000</meta:creation-date>
    <dc:date>2017-02-11T04:58:01.364000000</dc:date>
    <meta:editing-duration>PT36M52S</meta:editing-duration>
    <meta:editing-cycles>3</meta:editing-cycles>
    <meta:generator>LibreOffice/5.2.4.2$Windows_x86 LibreOffice_project/3d5603e1122f0f102b62521720ab13a38a4e0eb0</meta:generator>
    <meta:document-statistic meta:table-count="0" meta:image-count="0" meta:object-count="3" meta:page-count="1" meta:paragraph-count="7" meta:word-count="151" meta:character-count="852" meta:non-whitespace-character-count="6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7.877cm" xlink:href="." xlink:type="simple" chart:class="chart:scatter" chart:style-name="ch1">
        <chart:title svg:x="4.849cm" svg:y="0.293cm" chart:style-name="ch2">
          <text:p>STD::SEARCH and STD::SORT</text:p>
        </chart:title>
        <chart:legend chart:legend-position="end" svg:x="12.331cm" svg:y="3.39cm" style:legend-expansion="high" chart:style-name="ch3"/>
        <chart:plot-area chart:style-name="ch4" chart:data-source-has-labels="both" svg:x="1.33cm" svg:y="1.229cm" svg:width="10.682cm" svg:height="5.51cm">
          <chartooo:coordinate-region svg:x="2.957cm" svg:y="1.428cm" svg:width="8.299cm" svg:height="4.664cm"/>
          <chart:axis chart:dimension="x" chart:name="primary-x" chart:style-name="ch5" chartooo:axis-type="auto">
            <chart:title svg:x="5.674cm" svg:y="6.896cm" chart:style-name="ch6">
              <text:p>Size of vector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4.412cm" chart:style-name="ch8">
              <text:p>Time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D::SEARCH</text:p>
              </table:table-cell>
              <table:table-cell office:value-type="string">
                <text:p>STD::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0.000002031">
                <text:p>0.000002031</text:p>
              </table:table-cell>
              <table:table-cell office:value-type="float" office:value="0.000011823">
                <text:p>0.0000118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011823">
                <text:p>0.0000011823</text:p>
              </table:table-cell>
              <table:table-cell office:value-type="float" office:value="0.000083489">
                <text:p>0.000083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10677">
                <text:p>0.000010677</text:p>
              </table:table-cell>
              <table:table-cell office:value-type="float" office:value="0.00105364">
                <text:p>0.00105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000092083">
                <text:p>0.000092083</text:p>
              </table:table-cell>
              <table:table-cell office:value-type="float" office:value="0.0130428">
                <text:p>0.0130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0.0035818">
                <text:p>0.0035818</text:p>
              </table:table-cell>
              <table:table-cell office:value-type="float" office:value="0.156488">
                <text:p>0.156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8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5" chart:maximum="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133cm" svg:height="5.898cm" xlink:href="." xlink:type="simple" chart:class="chart:scatter" chart:style-name="ch1">
        <chart:title svg:x="3.461cm" svg:y="0.253cm" chart:style-name="ch2">
          <text:p>Size = 1000000</text:p>
        </chart:title>
        <chart:subtitle svg:x="2.958cm" svg:y="1.149cm" chart:style-name="ch3">
          <text:p>Speed up and Efficency</text:p>
        </chart:subtitle>
        <chart:legend chart:legend-position="end" svg:x="6.117cm" svg:y="1.903cm" style:legend-expansion="high" chart:style-name="ch4"/>
        <chart:plot-area chart:style-name="ch5" chart:data-source-has-labels="both" svg:x="1.213cm" svg:y="1.949cm" svg:width="4.702cm" svg:height="2.851cm">
          <chartooo:coordinate-region svg:x="2.125cm" svg:y="2.149cm" svg:width="3.696cm" svg:height="2.004cm"/>
          <chart:axis chart:dimension="x" chart:name="primary-x" chart:style-name="ch6" chartooo:axis-type="auto">
            <chart:title svg:x="2.462cm" svg:y="4.917cm" chart:style-name="ch7">
              <text:p>Threads Used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4.939cm" chart:style-name="ch9">
              <text:p>Speed and Efficiency</text:p>
            </chart:title>
            <chart:grid chart:style-name="ch10" chart:class="major"/>
          </chart:axis>
          <chart:series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2" chart:values-cell-range-address="local-table.$D$2:.$D$9" chart:label-cell-address="local-table.$D$1" chart:class="chart:scatter">
            <chart:data-point chart:repeated="8"/>
          </chart:series>
          <chart:series chart:style-name="ch13" chart:values-cell-range-address="local-table.$E$2:.$E$9" chart:label-cell-address="local-table.$E$1" chart:class="chart:scatter">
            <chart:data-point chart:repeated="8"/>
          </chart:series>
          <chart:series chart:style-name="ch14" chart:values-cell-range-address="local-table.$F$2:.$F$9" chart:label-cell-address="local-table.$F$1" chart:class="chart:scatte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arch Speed up</text:p>
              </table:table-cell>
              <table:table-cell office:value-type="string">
                <text:p>Sort Speed up</text:p>
              </table:table-cell>
              <table:table-cell office:value-type="string">
                <text:p>Search Efficiency</text:p>
              </table:table-cell>
              <table:table-cell office:value-type="string">
                <text:p>Sort 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000162237041">
                <text:p>1.49000162237041</text:p>
              </table:table-cell>
              <table:table-cell office:value-type="float" office:value="0.050131665780352">
                <text:p>0.050131665780352</text:p>
              </table:table-cell>
              <table:table-cell office:value-type="float" office:value="0.745000811185204">
                <text:p>0.745000811185204</text:p>
              </table:table-cell>
              <table:table-cell office:value-type="float" office:value="0.025065832890176">
                <text:p>0.025065832890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5123453772063">
                <text:p>1.75123453772063</text:p>
              </table:table-cell>
              <table:table-cell office:value-type="float" office:value="0.0519629557068998">
                <text:p>0.0519629557068998</text:p>
              </table:table-cell>
              <table:table-cell office:value-type="float" office:value="0.583744845906876">
                <text:p>0.583744845906876</text:p>
              </table:table-cell>
              <table:table-cell office:value-type="float" office:value="0.0173209852356333">
                <text:p>0.0173209852356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85122207118972">
                <text:p>1.85122207118972</text:p>
              </table:table-cell>
              <table:table-cell office:value-type="float" office:value="0.052972080049828">
                <text:p>0.052972080049828</text:p>
              </table:table-cell>
              <table:table-cell office:value-type="float" office:value="0.462805517797429">
                <text:p>0.462805517797429</text:p>
              </table:table-cell>
              <table:table-cell office:value-type="float" office:value="0.013243020012457">
                <text:p>0.013243020012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9345039690982">
                <text:p>1.69345039690982</text:p>
              </table:table-cell>
              <table:table-cell office:value-type="float" office:value="0.0485818597258097">
                <text:p>0.0485818597258097</text:p>
              </table:table-cell>
              <table:table-cell office:value-type="float" office:value="0.338690079381965">
                <text:p>0.338690079381965</text:p>
              </table:table-cell>
              <table:table-cell office:value-type="float" office:value="0.00971637194516193">
                <text:p>0.00971637194516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732613600796">
                <text:p>1.6732613600796</text:p>
              </table:table-cell>
              <table:table-cell office:value-type="float" office:value="0.0469159046619697">
                <text:p>0.0469159046619697</text:p>
              </table:table-cell>
              <table:table-cell office:value-type="float" office:value="0.2788768933466">
                <text:p>0.2788768933466</text:p>
              </table:table-cell>
              <table:table-cell office:value-type="float" office:value="0.00781931744366162">
                <text:p>0.00781931744366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84091773485604">
                <text:p>1.84091773485604</text:p>
              </table:table-cell>
              <table:table-cell office:value-type="float" office:value="0.0470356265836291">
                <text:p>0.0470356265836291</text:p>
              </table:table-cell>
              <table:table-cell office:value-type="float" office:value="0.262988247836577">
                <text:p>0.262988247836577</text:p>
              </table:table-cell>
              <table:table-cell office:value-type="float" office:value="0.00671937522623273">
                <text:p>0.00671937522623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57655893059144">
                <text:p>1.57655893059144</text:p>
              </table:table-cell>
              <table:table-cell office:value-type="float" office:value="0.0481390448358071">
                <text:p>0.0481390448358071</text:p>
              </table:table-cell>
              <table:table-cell office:value-type="float" office:value="0.19706986632393">
                <text:p>0.19706986632393</text:p>
              </table:table-cell>
              <table:table-cell office:value-type="float" office:value="0.00601738060447589">
                <text:p>0.00601738060447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1" chart:maximum="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759cm" svg:height="6.242cm" xlink:href="." xlink:type="simple" chart:class="chart:scatter" chart:style-name="ch1">
        <chart:title svg:x="2.774cm" svg:y="0.26cm" chart:style-name="ch2">
          <text:p>Size = 1000000</text:p>
        </chart:title>
        <chart:subtitle svg:x="2.377cm" svg:y="1.163cm" chart:style-name="ch3">
          <text:p>Search and Sort times</text:p>
        </chart:subtitle>
        <chart:legend chart:legend-position="end" svg:x="5.484cm" svg:y="2.573cm" style:legend-expansion="high" chart:style-name="ch4"/>
        <chart:plot-area chart:style-name="ch5" chart:data-source-has-labels="both" svg:x="1.186cm" svg:y="1.97cm" svg:width="4.123cm" svg:height="3.167cm">
          <chartooo:coordinate-region svg:x="2.098cm" svg:y="1.97cm" svg:width="3.117cm" svg:height="2.52cm"/>
          <chart:axis chart:dimension="x" chart:name="primary-x" chart:style-name="ch6" chartooo:axis-type="auto">
            <chart:title svg:x="2.145cm" svg:y="5.261cm" chart:style-name="ch7">
              <text:p>Threads Used</text:p>
            </chart:title>
            <chart:categories table:cell-range-address="local-table.$A$2:.$A$9"/>
          </chart:axis>
          <chart:axis chart:dimension="y" chart:name="primary-y" chart:style-name="ch8">
            <chart:title svg:x="0.451cm" svg:y="3.981cm" chart:style-name="ch9">
              <text:p>Time</text:p>
            </chart:title>
            <chart:grid chart:style-name="ch10" chart:class="major"/>
          </chart:axis>
          <chart:series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2" chart:values-cell-range-address="local-table.$E$2:.$E$9" chart:label-cell-address="local-table.$E$1" chart:class="chart:scatter">
            <chart:domain table:cell-range-address="local-table.$D$2:.$D$9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arch Time</text:p>
              </table:table-cell>
              <table:table-cell office:value-type="string">
                <text:p/>
              </table:table-cell>
              <table:table-cell office:value-type="string">
                <text:p>Sort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35818">
                <text:p>0.0035818</text:p>
              </table:table-cell>
              <table:table-cell office:value-type="float" office:value="1">
                <text:p>1</text:p>
              </table:table-cell>
              <table:table-cell office:value-type="float" office:value="0.156488">
                <text:p>0.1564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40389">
                <text:p>0.00240389</text:p>
              </table:table-cell>
              <table:table-cell office:value-type="float" office:value="2">
                <text:p>2</text:p>
              </table:table-cell>
              <table:table-cell office:value-type="float" office:value="3.12154">
                <text:p>3.12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0453">
                <text:p>0.0020453</text:p>
              </table:table-cell>
              <table:table-cell office:value-type="float" office:value="3">
                <text:p>3</text:p>
              </table:table-cell>
              <table:table-cell office:value-type="float" office:value="3.01153">
                <text:p>3.0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93483">
                <text:p>0.00193483</text:p>
              </table:table-cell>
              <table:table-cell office:value-type="float" office:value="4">
                <text:p>4</text:p>
              </table:table-cell>
              <table:table-cell office:value-type="float" office:value="2.95416">
                <text:p>2.95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211509">
                <text:p>0.00211509</text:p>
              </table:table-cell>
              <table:table-cell office:value-type="float" office:value="5">
                <text:p>5</text:p>
              </table:table-cell>
              <table:table-cell office:value-type="float" office:value="3.22112">
                <text:p>3.2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14061">
                <text:p>0.00214061</text:p>
              </table:table-cell>
              <table:table-cell office:value-type="float" office:value="6">
                <text:p>6</text:p>
              </table:table-cell>
              <table:table-cell office:value-type="float" office:value="3.3355">
                <text:p>3.3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194566">
                <text:p>0.00194566</text:p>
              </table:table-cell>
              <table:table-cell office:value-type="float" office:value="7">
                <text:p>7</text:p>
              </table:table-cell>
              <table:table-cell office:value-type="float" office:value="3.32701">
                <text:p>3.32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227191">
                <text:p>0.00227191</text:p>
              </table:table-cell>
              <table:table-cell office:value-type="float" office:value="8">
                <text:p>8</text:p>
              </table:table-cell>
              <table:table-cell office:value-type="float" office:value="3.25075">
                <text:p>3.25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